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2" style:parent-style-name="Policepardéfaut" style:family="text">
      <style:text-properties style:language-asian="fr" style:country-asian="FR"/>
    </style:style>
    <style:style style:name="P3" style:parent-style-name="Titre" style:family="paragraph">
      <style:paragraph-properties fo:text-align="end"/>
    </style:style>
    <style:style style:name="T4" style:parent-style-name="Policepardéfaut" style:family="text">
      <style:text-properties fo:text-transform="uppercase" fo:color="#FFFFFF" fo:font-size="40pt" style:font-size-asian="40pt" style:font-size-complex="40pt"/>
    </style:style>
    <style:style style:name="P5" style:parent-style-name="Normal" style:family="paragraph">
      <style:paragraph-properties fo:text-align="end" fo:margin-top="0.1666in" fo:margin-left="0.5in">
        <style:tab-stops/>
      </style:paragraph-properties>
      <style:text-properties fo:color="#FFFFFF"/>
    </style:style>
    <style:style style:name="P6" style:parent-style-name="Normal" style:family="paragraph">
      <style:paragraph-properties fo:text-align="end" fo:margin-top="0.1666in" fo:margin-left="0.7in">
        <style:tab-stops/>
      </style:paragraph-properties>
    </style:style>
    <style:style style:name="T7" style:parent-style-name="Policepardéfaut" style:family="text">
      <style:text-properties fo:color="#FFFFFF" fo:font-size="10.5pt" style:font-size-asian="10.5pt" style:font-size-complex="10.5pt"/>
    </style:style>
    <style:style style:name="T8" style:parent-style-name="Policepardéfaut" style:family="text">
      <style:text-properties style:language-asian="fr" style:country-asian="FR"/>
    </style:style>
    <style:style style:name="T9" style:parent-style-name="Policepardéfaut" style:family="text">
      <style:text-properties fo:color="#FFFFFF"/>
    </style:style>
    <style:style style:name="T10" style:parent-style-name="Policepardéfaut" style:family="text">
      <style:text-properties style:language-asian="fr" style:country-asian="FR"/>
    </style:style>
    <style:style style:name="P11" style:parent-style-name="Normal" style:family="paragraph">
      <style:paragraph-properties fo:text-align="end"/>
      <style:text-properties fo:color="#FFFFFF"/>
    </style:style>
    <style:style style:name="P12" style:parent-style-name="Normal" style:family="paragraph">
      <style:paragraph-properties fo:text-align="end"/>
      <style:text-properties fo:color="#FFFFFF"/>
    </style:style>
    <style:style style:name="P13" style:parent-style-name="Normal" style:family="paragraph">
      <style:paragraph-properties fo:break-before="page"/>
    </style:style>
    <style:style style:name="T14" style:parent-style-name="Policepardéfaut" style:family="text">
      <style:text-properties fo:language="en" fo:country="US"/>
    </style:style>
    <style:style style:name="P15" style:parent-style-name="TM1" style:family="paragraph">
      <style:paragraph-properties>
        <style:tab-stops>
          <style:tab-stop style:type="right" style:leader-style="dotted" style:leader-text="." style:position="6.2611in"/>
        </style:tab-stops>
      </style:paragraph-properties>
    </style:style>
    <style:style style:name="T16" style:parent-style-name="Lienhypertexte" style:family="text">
      <style:text-properties fo:language="en" fo:country="US"/>
    </style:style>
    <style:style style:name="T17" style:parent-style-name="Lienhypertexte" style:family="text">
      <style:text-properties fo:language="en" fo:country="US"/>
    </style:style>
    <style:style style:name="P18" style:parent-style-name="TM2" style:family="paragraph">
      <style:paragraph-properties>
        <style:tab-stops>
          <style:tab-stop style:type="right" style:leader-style="dotted" style:leader-text="." style:position="6.1083in"/>
        </style:tab-stops>
      </style:paragraph-properties>
    </style:style>
    <style:style style:name="P19" style:parent-style-name="TM3" style:family="paragraph">
      <style:paragraph-properties>
        <style:tab-stops>
          <style:tab-stop style:type="right" style:leader-style="dotted" style:leader-text="." style:position="5.9555in"/>
        </style:tab-stops>
      </style:paragraph-properties>
    </style:style>
    <style:style style:name="P20" style:parent-style-name="TM3" style:family="paragraph">
      <style:paragraph-properties>
        <style:tab-stops>
          <style:tab-stop style:type="right" style:leader-style="dotted" style:leader-text="." style:position="5.9555in"/>
        </style:tab-stops>
      </style:paragraph-properties>
    </style:style>
    <style:style style:name="P21" style:parent-style-name="TM3" style:family="paragraph">
      <style:paragraph-properties>
        <style:tab-stops>
          <style:tab-stop style:type="right" style:leader-style="dotted" style:leader-text="." style:position="5.9555in"/>
        </style:tab-stops>
      </style:paragraph-properties>
    </style:style>
    <style:style style:name="P22" style:parent-style-name="Normal" style:family="paragraph">
      <style:text-properties style:font-name="Calibri Light" style:font-name-asian="Times New Roman" fo:color="#2E74B5" fo:font-size="16pt" style:font-size-asian="16pt" style:font-size-complex="16pt" fo:language="en" fo:country="US"/>
    </style:style>
    <style:style style:name="P23" style:parent-style-name="Normal" style:family="paragraph">
      <style:text-properties style:font-name="Calibri Light" style:font-name-asian="Times New Roman" fo:color="#2E74B5" fo:font-size="16pt" style:font-size-asian="16pt" style:font-size-complex="16pt" fo:language="en" fo:country="US"/>
    </style:style>
    <style:style style:name="P24" style:parent-style-name="Normal" style:family="paragraph">
      <style:text-properties style:font-name="Calibri Light" style:font-name-asian="Times New Roman" fo:color="#2E74B5" fo:font-size="16pt" style:font-size-asian="16pt" style:font-size-complex="16pt" fo:language="en" fo:country="US"/>
    </style:style>
    <style:style style:name="P25" style:parent-style-name="Normal" style:family="paragraph">
      <style:text-properties style:font-name="Calibri Light" style:font-name-asian="Times New Roman" fo:color="#2E74B5" fo:font-size="16pt" style:font-size-asian="16pt" style:font-size-complex="16pt" fo:language="en" fo:country="US"/>
    </style:style>
    <style:style style:name="P26"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27"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28"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29"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0"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1"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2"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3"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4"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5"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6"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7"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8"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9"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0" style:parent-style-name="Normal" style:family="paragraph">
      <style:paragraph-properties fo:text-align="justify"/>
    </style:style>
    <style:style style:name="T41" style:parent-style-name="Policepardéfaut" style:family="text">
      <style:text-properties fo:language="en" fo:country="US"/>
    </style:style>
    <style:style style:name="T42" style:parent-style-name="Policepardéfaut" style:family="text">
      <style:text-properties fo:font-style="italic" style:font-style-asian="italic"/>
    </style:style>
    <style:style style:name="T43" style:parent-style-name="Policepardéfaut" style:family="text">
      <style:text-properties fo:font-weight="bold" style:font-weight-asian="bold"/>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fo:text-indent="0.4916in"/>
    </style:style>
    <style:style style:name="T49" style:parent-style-name="Policepardéfaut" style:family="text">
      <style:text-properties fo:font-weight="bold" style:font-weight-asian="bold"/>
    </style:style>
    <style:style style:name="T50" style:parent-style-name="Policepardéfaut" style:family="text">
      <style:text-properties fo:font-style="italic" style:font-style-asian="italic" fo:background-color="#FFFF00"/>
    </style:style>
    <style:style style:name="T51" style:parent-style-name="Policepardéfaut" style:family="text">
      <style:text-properties fo:font-style="italic" style:font-style-asian="italic"/>
    </style:style>
    <style:style style:name="P52" style:parent-style-name="Normal" style:family="paragraph">
      <style:paragraph-properties fo:text-align="justify" fo:text-indent="0.4916in"/>
    </style:style>
    <style:style style:name="P53" style:parent-style-name="Normal" style:family="paragraph">
      <style:paragraph-properties fo:text-align="justify" fo:text-indent="0.4916in"/>
    </style:style>
    <style:style style:name="P54" style:parent-style-name="Normal" style:family="paragraph">
      <style:paragraph-properties fo:text-align="justify"/>
    </style:style>
    <style:style style:name="T55" style:parent-style-name="Policepardéfaut" style:family="text">
      <style:text-properties fo:font-weight="bold" style:font-weight-asian="bold"/>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T58" style:parent-style-name="Élevé" style:family="text">
      <style:text-properties fo:font-weight="normal" style:font-weight-asian="normal"/>
    </style:style>
    <style:style style:name="T59" style:parent-style-name="Élevé" style:family="text">
      <style:text-properties fo:font-weight="normal" style:font-weight-asian="normal"/>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family="graphic" style:name="a0">
      <style:graphic-properties fo:wrap-option="wrap" fo:padding-top="1in" fo:padding-bottom="0.05in" fo:padding-left="0.3in" fo:padding-right="0.3in" draw:textarea-vertical-align="middle" draw:textarea-horizontal-align="left" style:wrap="run-through" style:run-through="foreground" draw:fill="solid" draw:fill-color="#5b9bd5"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2in" fo:padding-right="0.2in" draw:textarea-vertical-align="middle"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draw:custom-shape svg:x="0.16528in" svg:y="0.23403in" svg:width="5.69514in" svg:height="11.22153in" draw:z-index="251677696" draw:id="id0" draw:style-name="a0" draw:name="Rectangle 16" text:anchor-type="paragraph"><svg:title/><svg:desc/><text:p text:style-name="P3"><text:span text:style-name="T4">Stackoverflow Like</text:span></text:p><text:p text:style-name="P5"/><text:p text:style-name="P6"><text:span text:style-name="T7">Project Report for StackOverflow Like web site</text:span></text:p><draw:enhanced-geometry draw:type="non-primitive" svg:viewBox="0 0 21600 21600" draw:enhanced-path="M 0 0 L 21600 0 21600 21600 0 21600 Z N"/></draw:custom-shape></text:span><text:span text:style-name="T8"><draw:custom-shape svg:x="6.03542in" svg:y="0.23403in" svg:width="1.99514in" svg:height="11.22153in" draw:z-index="251678720" draw:id="id1" draw:style-name="a1" draw:name="Rectangle 472" text:anchor-type="paragraph"><svg:title/><svg:desc/><text:p text:style-name="Sous-titre"><text:span text:style-name="T9">Report</text:span></text:p><draw:enhanced-geometry draw:type="non-primitive" svg:viewBox="0 0 21600 21600" draw:enhanced-path="M 0 0 L 21600 0 21600 21600 0 21600 Z N"/></draw:custom-shape></text:span></text:p>
      <text:p text:style-name="Normal"/>
      <text:p text:style-name="Normal"><text:span text:style-name="T10"><draw:frame draw:z-index="251680768" draw:id="id2" draw:style-name="a2" draw:name="Zone de texte 2" text:anchor-type="paragraph" svg:x="5.2776in" svg:y="8.33022in" svg:width="1.56389in" svg:height="1.53542in" style:rel-width="scale" style:rel-height="scale"><draw:text-box><text:p text:style-name="P11">Elysée Jonas</text:p><text:p text:style-name="P12">Rabérin Alexandre</text:p></draw:text-box><svg:title/><svg:desc/></draw:frame></text:span></text:p>
      <text:p text:style-name="P13"/>
      <text:p text:style-name="En-têtedetabledesmatières"><text:span text:style-name="T14">Summary</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5"><text:a xlink:href="#_Toc475895736" office:target-frame-name="_top" xlink:show="replace"><text:span text:style-name="T16">I –<text:s/></text:span><text:span text:style-name="T17">Travail à faire</text:span><text:tab/>2</text:a></text:p>
          <text:p text:style-name="P18"><text:a xlink:href="#_Toc475895737" office:target-frame-name="_top" xlink:show="replace"><text:span text:style-name="Lienhypertexte">A – Fonctionnalités</text:span><text:tab/>2</text:a></text:p>
          <text:p text:style-name="P19"><text:a xlink:href="#_Toc475895738" office:target-frame-name="_top" xlink:show="replace"><text:span text:style-name="Lienhypertexte">Features Flipping</text:span><text:tab/>2</text:a></text:p>
          <text:p text:style-name="P20"><text:a xlink:href="#_Toc475895739" office:target-frame-name="_top" xlink:show="replace"><text:span text:style-name="Lienhypertexte">Health Check</text:span><text:tab/>2</text:a></text:p>
          <text:p text:style-name="P21"><text:a xlink:href="#_Toc475895740" office:target-frame-name="_top" xlink:show="replace"><text:span text:style-name="Lienhypertexte">Client Angular</text:span><text:tab/>2</text:a></text:p>
        </text:index-body>
      </text:table-of-content>
      <text:p text:style-name="Normal"/>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soft-page-break/>
      <text:p text:style-name="P40"><text:span text:style-name="T41"><text:tab/></text:span>Ce<text:s/>projet constitue la suite du projet "StackOverFlow" rendu précédemment. Le but principal est d'enrichir la version précédente de notre projet en rajoutant des fonctionnalités afin de rendre notre projet<text:s/><text:span text:style-name="T42">scalable</text:span>, dynamique et résistante aux pannes. Pour cela, une division de notre projet en<text:s/><text:span text:style-name="T43">micros services</text:span><text:s/>est nécessaire.<text:s/></text:p>
      <text:h text:style-name="Titre1" text:outline-level="1"><text:bookmark-start text:name="_Toc475895737"/>A – Fonctionnalités<text:bookmark-end text:name="_Toc475895737"/><text:s/></text:h>
      <text:p text:style-name="P44"><text:tab/>Afin de réaliser notre projet, le projet a été séparé en deux sous parties: une partie cliente et une partie serveur qui devient une API. La partie serveur se charge de renvoyer des données s'adaptant à l'état de ses différents services, et la partie client se charge d'afficher les données renvoyées par le serveur.</text:p>
      <text:p text:style-name="P45"><text:tab/>Les nouvelles fonctionnalités implémentées sont les suivantes:</text:p>
      <text:p text:style-name="P46">Serveur de Config</text:p>
      <text:h text:style-name="Titre2" text:outline-level="2">JWT<text:s/></text:h>
      <text:p text:style-name="P47"><text:tab/></text:p>
      <text:h text:style-name="Titre2" text:outline-level="2"><text:bookmark-start text:name="_Toc475895738"/>Features Flipping<text:bookmark-end text:name="_Toc475895738"/></text:h>
      <text:p text:style-name="P48">Le<text:s/><text:span text:style-name="T49">features flippling<text:s/></text:span>est une fonctionnalité qui permet d'adapter le contenu de la vue (soit des données renvoyé par le serveur au client)<text:s/><text:span text:style-name="T50">selon certains booléens</text:span><text:span text:style-name="T51">.</text:span><text:s/>Ainsi, le programmeur peut facilement rajouter ou retirer du contenu de la vue s'il le souhaite. Cela peut servir dans le cas où une fonctionnalité du serveur est défaillante ou en cours de production (ex: accepter l'ajout d'un commentaire sur une question).</text:p>
      <text:p text:style-name="P52">Le features flipping se fait grâce à un serveur de configuration lancé auparavant. Au lancement l'application, il interroge le serveur d'abord le serveur de configuration afin de récupérer l'ensemble des fonctionnalités actuellement disponible, puis renvoi des données en accord avec ces options.</text:p>
      <text:p text:style-name="P53"/>
      <text:h text:style-name="Titre3" text:outline-level="3">Serveur de Configuration</text:h>
      <text:h text:style-name="Titre2" text:outline-level="2"><text:bookmark-start text:name="_Toc475895739"/>Health Check<text:bookmark-end text:name="_Toc475895739"/><text:s/></text:h>
      <text:p text:style-name="P54"><text:tab/>Le<text:s/><text:span text:style-name="T55">Health Check<text:s/></text:span>est une mécanique de notre service à s'auto analyser afin de savoir si il est opérationnel ou pas. Ainsi, nous disposons à présent d'une URL technique qui permet l'analyse de ses différents micros services et permet de rediriger l'utilisateur selon le résultat de cette analyse.<text:s/></text:p>
      <text:p text:style-name="P56"/>
      <text:p text:style-name="P57">/health</text:p>
      <text:h text:style-name="Titre2" text:outline-level="2">Circuit Breaker &amp; Graceful Degredation</text:h>
      <text:p text:style-name="Normal"/>
      <text:soft-page-break/>
      <text:h text:style-name="Titre1" text:outline-level="1"><text:span text:style-name="T58">II</text:span><text:span text:style-name="T59"><text:s/>- Améliorations</text:span></text:h>
      <text:h text:style-name="Titre2" text:outline-level="2"><text:bookmark-start text:name="_Toc475895740"/>Client Angular<text:bookmark-end text:name="_Toc475895740"/></text:h>
      <text:p text:style-name="P60"><text:tab/>La partie cliente de notre projet a été entièrement ré-implémentée en AngularJS. Cela nous permet d'avoir un client dynamique adapté aux changements apporté à notre serveur qui devient une API qui peut être requêté en mode Stateless.</text:p>
      <text:h text:style-name="Titre2" text:outline-level="2">Marshallers</text:h>
      <text:p text:style-name="P61"><text:tab/>Afin que les données renvoyées par nos contrôleurs soient adaptées aux différentes vues de notre nouveau client, nous avons créé des marshallers au niveau de notre serveur API. Ceux-ci seront chargés de rassembler des informations selon des configurations prédéfinies. Cela permet d'éviter une surcharge d'informations inutiles retournées au client. <text:s/>Ainsi, le client peut demander un certain niveau de détails des objets selon la page qu'il souhaite affich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833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833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itre" style:display-name="Titre" style:family="paragraph" style:parent-style-name="Normal" style:next-style-name="Normal">
      <style:paragraph-properties fo:margin-bottom="0in" fo:line-height="90%"/>
      <style:text-properties style:font-name="Calibri Light" style:font-name-asian="Times New Roman" fo:color="#404040" fo:letter-spacing="-0.0069in" style:letter-kerning="true" fo:font-size="28pt" style:font-size-asian="28pt" style:font-size-complex="28pt" style:language-asian="fr" style:country-asian="FR" fo:hyphenate="false"/>
    </style:style>
    <style:style style:name="TitreCar" style:display-name="Titre Car" style:family="text" style:parent-style-name="Policepardéfaut">
      <style:text-properties style:font-name="Calibri Light" style:font-name-asian="Times New Roman" style:font-name-complex="Times New Roman" fo:color="#404040" fo:letter-spacing="-0.0069in" style:letter-kerning="true" fo:font-size="28pt" style:font-size-asian="28pt" style:font-size-complex="28pt" style:language-asian="fr" style:country-asian="FR"/>
    </style:style>
    <style:style style:name="Sous-titre" style:display-name="Sous-titre" style:family="paragraph" style:parent-style-name="Normal" style:next-style-name="Normal">
      <style:text-properties style:font-name-asian="Times New Roman" fo:color="#5A5A5A" fo:letter-spacing="0.0104in" style:language-asian="fr" style:country-asian="FR" fo:hyphenate="false"/>
    </style:style>
    <style:style style:name="Sous-titreCar" style:display-name="Sous-titre Car" style:family="text" style:parent-style-name="Policepardéfaut">
      <style:text-properties style:font-name-asian="Times New Roman" style:font-name-complex="Times New Roman" fo:color="#5A5A5A" fo:letter-spacing="0.0104in" style:language-asian="fr" style:country-asian="FR"/>
    </style:style>
    <style:style style:name="Élevé" style:display-name="Élevé" style:family="text" style:parent-style-name="Policepardéfaut">
      <style:text-properties fo:font-weight="bold" style:font-weight-asian="bold" style:font-weight-complex="bold"/>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ckoverflow Like</dc:title>
    <dc:description/>
    <dc:subject>Report</dc:subject>
    <meta:initial-creator>User</meta:initial-creator>
    <dc:creator>User</dc:creator>
    <meta:creation-date>2017-02-26T17:05:00Z</meta:creation-date>
    <dc:date>2017-02-26T23:08:00Z</dc:date>
    <meta:print-date>2017-01-25T12:09:00Z</meta:print-date>
    <meta:template xlink:href="Normal.dotm" xlink:type="simple"/>
    <meta:editing-cycles>89</meta:editing-cycles>
    <meta:editing-duration>PT10800S</meta:editing-duration>
    <meta:document-statistic meta:page-count="4" meta:paragraph-count="5" meta:word-count="451" meta:character-count="2929" meta:row-count="20" meta:non-whitespace-character-count="2483"/>
  </office:meta>
</office:document-meta>
</file>